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fo:text-align="center"/>
      <style:text-properties fo:font-size="11pt" style:font-size-asian="11pt" style:font-size-complex="11pt"/>
    </style:style>
    <style:style style:name="P4" style:family="paragraph">
      <style:paragraph-properties fo:text-align="center"/>
      <style:text-properties fo:font-size="10pt" style:font-size-asian="10pt" style:font-size-complex="10pt"/>
    </style:style>
    <style:style style:name="P5" style:family="paragraph">
      <style:paragraph-properties fo:text-align="end"/>
    </style:style>
    <style:style style:name="P6" style:family="paragraph">
      <style:paragraph-properties fo:text-align="star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2.921cm" svg:height="1.778cm" svg:x="8.747cm" svg:y="2.778cm">
          <text:p text:style-name="P1">Start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" draw:text-style-name="P1" xml:id="id2" draw:id="id2" draw:layer="layout" svg:width="3.302cm" svg:height="2.032cm" svg:x="3.413cm" svg:y="5.699cm">
          <text:p text:style-name="P1">Login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xml:id="id3" draw:id="id3" draw:layer="layout" svg:width="3.302cm" svg:height="1.905cm" svg:x="8.62cm" svg:y="5.826cm">
          <text:p text:style-name="P1"><text:span text:style-name="T1">First Time Logi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4" draw:id="id4" draw:layer="layout" svg:width="4.572cm" svg:height="1.778cm" svg:x="14.462cm" svg:y="5.953cm">
          <text:p text:style-name="P1">Forgot info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svg:x1="8.747cm" svg:y1="3.667cm" svg:x2="5.064cm" svg:y2="5.699cm" draw:start-shape="id1" draw:start-glue-point="5" draw:end-shape="id2" draw:end-glue-point="4" svg:d="M8747 3667h-3683v2032">
          <text:p/>
        </draw:connector>
        <draw:connector draw:style-name="gr2" draw:text-style-name="P1" draw:layer="layout" svg:x1="10.208cm" svg:y1="4.556cm" svg:x2="10.271cm" svg:y2="5.826cm" draw:start-shape="id1" draw:start-glue-point="6" draw:end-shape="id3" draw:end-glue-point="4" svg:d="M10208 4556v635h63v635">
          <text:p/>
        </draw:connector>
        <draw:connector draw:style-name="gr2" draw:text-style-name="P1" draw:layer="layout" svg:x1="11.668cm" svg:y1="3.667cm" svg:x2="16.748cm" svg:y2="5.953cm" draw:start-shape="id1" draw:start-glue-point="7" draw:end-shape="id4" draw:end-glue-point="4" svg:d="M11668 3667h5080v2286">
          <text:p/>
        </draw:connector>
        <draw:custom-shape draw:style-name="gr1" draw:text-style-name="P3" xml:id="id8" draw:id="id8" draw:layer="layout" svg:width="3.937cm" svg:height="2.54cm" draw:transform="skewX (-0.0050614548307826) rotate (-0.00523598775716863) translate (2.651cm 9.487cm)">
          <text:p text:style-name="P3"><text:span text:style-name="T2">Input Username</text:span></text:p>
          <text:p text:style-name="P3"><text:span text:style-name="T2">Input Passord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" draw:text-style-name="P1" xml:id="id6" draw:id="id6" draw:layer="layout" svg:width="3.81cm" svg:height="2.667cm" svg:x="8.112cm" svg:y="9.509cm">
          <text:p text:style-name="P1">Fill form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" draw:text-style-name="P4" xml:id="id10" draw:id="id10" draw:layer="layout" svg:width="4.445cm" svg:height="2.667cm" svg:x="14.589cm" svg:y="9.763cm">
          <text:p text:style-name="P4"><text:span text:style-name="T3">Account email</text:span></text:p>
          <text:p text:style-name="P4"><text:span text:style-name="T3">Security questions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" draw:text-style-name="P1" xml:id="id5" draw:id="id5" draw:layer="layout" svg:width="3.175cm" svg:height="3.429cm" svg:x="7.985cm" svg:y="13.7cm">
          <text:p text:style-name="P1">Good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3" draw:text-style-name="P1" draw:layer="layout" svg:x1="7.985cm" svg:y1="15.415cm" svg:x2="8.112cm" svg:y2="10.842cm" draw:start-shape="id5" draw:start-glue-point="5" draw:end-shape="id6" svg:d="M7985 15415h-502v-4573h629">
          <text:p text:style-name="P1">No</text:p>
        </draw:connector>
        <draw:custom-shape draw:style-name="gr1" draw:text-style-name="P2" xml:id="id7" draw:id="id7" draw:layer="layout" svg:width="3.937cm" svg:height="4.064cm" svg:x="7.477cm" svg:y="18.78cm">
          <text:p text:style-name="P1"><text:span text:style-name="T1">Confirmation page</text:span></text:p>
          <text:p text:style-name="P1"><text:span text:style-name="T1">Redirect to logi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5" draw:layer="layout" svg:x1="9.573cm" svg:y1="17.129cm" svg:x2="9.445cm" svg:y2="18.78cm" draw:start-shape="id5" draw:start-glue-point="6" draw:end-shape="id7" svg:d="M9573 17129v826h-128v825">
          <text:p text:style-name="P5">Yes</text:p>
        </draw:connector>
        <draw:custom-shape draw:style-name="gr1" draw:text-style-name="P1" xml:id="id9" draw:id="id9" draw:layer="layout" svg:width="3.429cm" svg:height="3.683cm" svg:x="2.397cm" svg:y="13.7cm">
          <text:p text:style-name="P1">Found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2" draw:text-style-name="P1" draw:layer="layout" svg:x1="4.62cm" svg:y1="12.038cm" svg:x2="4.111cm" svg:y2="13.7cm" draw:start-shape="id8" draw:start-glue-point="8" draw:end-shape="id9" svg:d="M4620 12038v835h-509v827">
          <text:p/>
        </draw:connector>
        <draw:connector draw:style-name="gr3" draw:text-style-name="P1" draw:layer="layout" svg:x1="2.397cm" svg:y1="15.541cm" svg:x2="3.413cm" svg:y2="6.715cm" draw:start-shape="id9" draw:start-glue-point="5" draw:end-shape="id2" draw:end-glue-point="5" svg:d="M2397 15541h-502v-8826h1518">
          <text:p text:style-name="P6">No</text:p>
        </draw:connector>
        <draw:custom-shape draw:style-name="gr1" draw:text-style-name="P1" xml:id="id12" draw:id="id12" draw:layer="layout" svg:width="4.318cm" svg:height="4.191cm" svg:x="1.889cm" svg:y="19.288cm">
          <text:p text:style-name="P1">Balance </text:p>
          <text:p text:style-name="P1">and payment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svg:x1="7.477cm" svg:y1="20.812cm" svg:x2="6.715cm" svg:y2="6.715cm" draw:start-shape="id7" draw:start-glue-point="5" draw:end-shape="id2" draw:end-glue-point="7" svg:d="M7477 20812h-502v-7556h242v-6541h-502">
          <text:p/>
        </draw:connector>
        <draw:connector draw:style-name="gr2" draw:text-style-name="P1" draw:layer="layout" svg:x1="16.748cm" svg:y1="7.731cm" svg:x2="16.811cm" svg:y2="9.763cm" draw:start-shape="id4" draw:start-glue-point="6" draw:end-shape="id10" svg:d="M16748 7731v1016h63v1016">
          <text:p/>
        </draw:connector>
        <draw:custom-shape draw:style-name="gr1" draw:text-style-name="P1" xml:id="id11" draw:id="id11" draw:layer="layout" svg:width="4.699cm" svg:height="3.937cm" svg:x="14.462cm" svg:y="14.843cm">
          <text:p text:style-name="P1">Reset link sent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svg:x1="16.812cm" svg:y1="12.43cm" svg:x2="16.811cm" svg:y2="14.843cm" draw:start-shape="id10" draw:start-glue-point="8" draw:end-shape="id11" svg:d="M16812 12430v1206h-1v1207">
          <text:p/>
        </draw:connector>
        <draw:custom-shape draw:style-name="gr1" draw:text-style-name="P1" xml:id="id13" draw:id="id13" draw:layer="layout" svg:width="3.937cm" svg:height="2.667cm" svg:x="7.35cm" svg:y="24.114cm">
          <text:p text:style-name="P1">Logou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14" draw:id="id14" draw:layer="layout" svg:width="6.096cm" svg:height="2.794cm" svg:x="13.573cm" svg:y="23.733cm">
          <text:p text:style-name="P1">Fin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2" draw:text-style-name="P1" draw:layer="layout" svg:x1="4.048cm" svg:y1="23.479cm" svg:x2="7.35cm" svg:y2="25.447cm" draw:start-shape="id12" draw:start-glue-point="6" draw:end-shape="id13" svg:d="M4048 23479v1968h3302">
          <text:p/>
        </draw:connector>
        <draw:connector draw:style-name="gr2" draw:text-style-name="P1" draw:layer="layout" svg:x1="11.287cm" svg:y1="25.448cm" svg:x2="13.573cm" svg:y2="25.13cm" draw:start-shape="id13" draw:start-glue-point="7" draw:end-shape="id14" svg:d="M11287 25448h1143v-318h1143">
          <text:p/>
        </draw:connector>
        <draw:connector draw:style-name="gr2" draw:text-style-name="P1" draw:layer="layout" svg:x1="16.812cm" svg:y1="18.78cm" svg:x2="16.621cm" svg:y2="23.733cm" draw:start-shape="id11" draw:start-glue-point="6" draw:end-shape="id14" svg:d="M16812 18780v2477h-191v2476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6-09-23T08:49:57.47</meta:creation-date>
    <dc:date>2016-09-23T10:33:45.56</dc:date>
    <meta:editing-duration>PT1H28M37S</meta:editing-duration>
    <meta:editing-cycles>2</meta:editing-cycles>
    <meta:generator>OpenOffice/4.1.2$Win32 OpenOffice.org_project/412m3$Build-9782</meta:generator>
    <meta:document-statistic meta:object-count="27"/>
  </office:meta>
</office:document-meta>
</file>